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1-03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14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2-05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4-10-28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4-08-28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4-08-05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4-04-29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4-01-17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3-12-13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3-10-31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3-07-2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3-04-26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3-01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2-11-12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2-07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2-05-03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2-01-31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1-05-12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1-02-08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0-10-2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0-07-29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0-04-28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0-01-28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9-11-0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9-08-06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9-05-02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9-01-29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8-11-2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8-07-25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8-04-30 1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8-01-31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7-11-13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7-08-08 1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7-05-02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7-02-07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6-11-02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6-07-27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6-05-11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6-02-25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5-11-18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5-08-12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5-05-13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5-02-2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4-11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4-07-24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4-05-13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4-02-05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3-11-07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3-08-08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3-05-0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3-02-12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2-11-14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2-08-14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2-05-09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2-02-02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1-11-0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1-08-1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1-05-18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1-02-03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0-11-12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0-08-04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0-05-0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9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9-04-28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9-02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8-11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8-08-0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8-05-1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7-11-1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7-08-02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7-05-1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6-11-09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6-08-23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6-05-03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6-02-03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5-10-26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5-08-09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5-05-19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5-02-01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4-10-25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4-07-2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4-04-29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4-02-02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3-07-29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3-04-28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2-06-05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1-05-09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8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7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7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7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7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7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6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6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3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3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7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7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7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7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7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7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3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7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752" meta:object-count="0"/>
    <meta:user-defined meta:name="AppVersion">3.0</meta:user-defined>
  </office:meta>
</office:document-meta>
</file>